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fo:background-color="#c0c0c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0"/>
        <table:table-column table:style-name="co4" table:default-cell-style-name="ce9"/>
        <table:table-column table:style-name="co3" table:default-cell-style-name="ce14"/>
        <table:table-column table:style-name="co4" table:default-cell-style-name="ce9"/>
        <table:table-column table:style-name="co1" table:default-cell-style-name="ce9"/>
        <table:table-column table:style-name="co5" table:number-columns-repeated="3" table:default-cell-style-name="ce9"/>
        <table:table-column table:style-name="co1" table:default-cell-style-name="ce9"/>
        <table:table-column table:style-name="co3" table:default-cell-style-name="ce19"/>
        <table:table-column table:style-name="co6" table:default-cell-style-name="ce22"/>
        <table:table-column table:style-name="co4" table:default-cell-style-name="ce22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 table:number-rows-repeated="4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2" table:formula="of:=[.K209]" office:value-type="float" office:value="556.4451">
            <text:p>556</text:p>
          </table:table-cell>
          <table:table-cell table:style-name="ce2" table:formula="of:=[.L209]" office:value-type="float" office:value="2740.2956">
            <text:p>2,740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1" office:value-type="string">
            <text:p>glb_fin_mdl</text:p>
          </table:table-cell>
          <table:table-cell table:style-name="ce15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2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1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1" office:value-type="string">
            <text:p>glb_category_var</text:p>
          </table:table-cell>
          <table:table-cell table:style-name="ce11" office:value-type="string">
            <text:p>err.abs.OOB.sum</text:p>
          </table:table-cell>
          <table:table-cell table:style-name="ce11" office:value-type="string">
            <text:p>err.abs.trn.sum</text:p>
          </table:table-cell>
          <table:table-cell table:style-name="ce11"/>
          <table:table-cell table:style-name="ce20" office:value-type="string">
            <text:p>Metric</text:p>
          </table:table-cell>
          <table:table-cell table:style-name="ce20" office:value-type="string">
            <text:p>Value</text:p>
          </table:table-cell>
          <table:table-cell table:style-name="ce20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Votes_Q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4135">
            <text:p>4.44</text:p>
          </table:table-cell>
          <table:table-cell office:value-type="float" office:value="29.00365">
            <text:p>29.00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6">
            <text:p>466.0000</text:p>
          </table:table-cell>
          <table:table-cell table:style-name="ce24" table:formula="of:=[.O16]/[.O44]" office:value-type="percentage" office:value="1">
            <text:p>100.00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4">
          <table:table-cell/>
          <table:table-cell table:style-name="ce4" table:formula="of:=[.K41]/[.B12]" office:value-type="percentage" office:value="0.90902412475193">
            <text:p>90.90%</text:p>
          </table:table-cell>
          <table:table-cell table:style-name="ce4" table:formula="of:=[.L41]/[.C12]" office:value-type="percentage" office:value="0.906203940188059">
            <text:p>90.62%</text:p>
          </table:table-cell>
          <table:table-cell office:value-type="string">
            <text:p>Added Q*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201">
            <text:p>14.22</text:p>
          </table:table-cell>
          <table:table-cell office:value-type="float" office:value="70.27487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24" table:formula="of:=[.O17]/[.O45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office:value-type="float" office:value="67.44709">
            <text:p>67.45</text:p>
          </table:table-cell>
          <table:table-cell office:value-type="string">
            <text:p>Hhold.fctrPKn</text:p>
          </table:table-cell>
          <table:table-cell office:value-type="float" office:value="41.1135979">
            <text:p>41.11</text:p>
          </table:table-cell>
          <table:table-cell/>
          <table:table-cell office:value-type="string">
            <text:p>N</text:p>
          </table:table-cell>
          <table:table-cell office:value-type="float" office:value="37.99992">
            <text:p>38.00</text:p>
          </table:table-cell>
          <table:table-cell office:value-type="float" office:value="208.0169">
            <text:p>208.02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18]/[.O46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Q109244.fctrNo</text:p>
          </table:table-cell>
          <table:table-cell office:value-type="float" office:value="48.99892">
            <text:p>49.00</text:p>
          </table:table-cell>
          <table:table-cell office:value-type="string">
            <text:p>Q109244.fctrNo</text:p>
          </table:table-cell>
          <table:table-cell office:value-type="float" office:value="38.5639836">
            <text:p>38.56</text:p>
          </table:table-cell>
          <table:table-cell/>
          <table:table-cell office:value-type="string">
            <text:p>SKn</text:p>
          </table:table-cell>
          <table:table-cell office:value-type="float" office:value="233.08138">
            <text:p>233.08</text:p>
          </table:table-cell>
          <table:table-cell office:value-type="float" office:value="1093.06362">
            <text:p>1,093.0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0">
            <text:p>1,190.0000</text:p>
          </table:table-cell>
          <table:table-cell table:style-name="ce24" table:formula="of:=[.O19]/[.O47]" office:value-type="percentage" office:value="0.999160369437448">
            <text:p>99.92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15611.fctrYes</text:p>
          </table:table-cell>
          <table:table-cell office:value-type="float" office:value="42.94308">
            <text:p>42.94</text:p>
          </table:table-cell>
          <table:table-cell office:value-type="string">
            <text:p>Q115611.fctrYes</text:p>
          </table:table-cell>
          <table:table-cell office:value-type="float" office:value="35.9448112">
            <text:p>35.94</text:p>
          </table:table-cell>
          <table:table-cell/>
          <table:table-cell office:value-type="string">
            <text:p>MKn</text:p>
          </table:table-cell>
          <table:table-cell office:value-type="float" office:value="61.65902">
            <text:p>61.66</text:p>
          </table:table-cell>
          <table:table-cell office:value-type="float" office:value="289.98913">
            <text:p>289.99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2">
            <text:p>202.0000</text:p>
          </table:table-cell>
          <table:table-cell table:style-name="ce24" table:formula="of:=[.O20]/[.O48]" office:value-type="percentage" office:value="1.00497512437811">
            <text:p>100.5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98869.fctrNo</text:p>
          </table:table-cell>
          <table:table-cell office:value-type="float" office:value="34.8166">
            <text:p>34.82</text:p>
          </table:table-cell>
          <table:table-cell office:value-type="string">
            <text:p>Q98197.fctrNo</text:p>
          </table:table-cell>
          <table:table-cell office:value-type="float" office:value="30.9612021">
            <text:p>30.96</text:p>
          </table:table-cell>
          <table:table-cell/>
          <table:table-cell office:value-type="string">
            <text:p>SKy</text:p>
          </table:table-cell>
          <table:table-cell office:value-type="float" office:value="23.64664">
            <text:p>23.65</text:p>
          </table:table-cell>
          <table:table-cell office:value-type="float" office:value="86.84782">
            <text:p>86.85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4" table:formula="of:=[.O21]/[.O4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98197.fctrNo</text:p>
          </table:table-cell>
          <table:table-cell office:value-type="float" office:value="24.12262">
            <text:p>24.12</text:p>
          </table:table-cell>
          <table:table-cell office:value-type="string">
            <text:p>Q98869.fctrNo</text:p>
          </table:table-cell>
          <table:table-cell office:value-type="float" office:value="20.5482906">
            <text:p>20.55</text:p>
          </table:table-cell>
          <table:table-cell/>
          <table:table-cell office:value-type="string">
            <text:p>MKy</text:p>
          </table:table-cell>
          <table:table-cell office:value-type="float" office:value="130.77361">
            <text:p>130.77</text:p>
          </table:table-cell>
          <table:table-cell office:value-type="float" office:value="706.07068">
            <text:p>706.0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24" table:formula="of:=[.O22]/[.O50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Q116881.fctrRight</text:p>
          </table:table-cell>
          <table:table-cell office:value-type="float" office:value="18.54237">
            <text:p>18.54</text:p>
          </table:table-cell>
          <table:table-cell office:value-type="string">
            <text:p>Q116881.fctrRight</text:p>
          </table:table-cell>
          <table:table-cell office:value-type="float" office:value="18.011248">
            <text:p>18.0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7291">
            <text:p>0.3187</text:p>
          </table:table-cell>
          <table:table-cell table:style-name="ce24" table:formula="of:=[.O23]/[.O51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office:value-type="string">
            <text:p>Hhold.fctrMKy</text:p>
          </table:table-cell>
          <table:table-cell office:value-type="float" office:value="18.29301">
            <text:p>18.29</text:p>
          </table:table-cell>
          <table:table-cell office:value-type="string">
            <text:p>Q113181.fctrYes</text:p>
          </table:table-cell>
          <table:table-cell office:value-type="float" office:value="15.5145602">
            <text:p>15.51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4" table:formula="of:=[.O24]/[.O52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office:value-type="string">
            <text:p>Q99480.fctrNo</text:p>
          </table:table-cell>
          <table:table-cell office:value-type="float" office:value="17.61676">
            <text:p>17.62</text:p>
          </table:table-cell>
          <table:table-cell office:value-type="string">
            <text:p>Q115611.fctrNo</text:p>
          </table:table-cell>
          <table:table-cell office:value-type="float" office:value="14.6199445">
            <text:p>14.62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4" table:formula="of:=[.O25]/[.O53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6.9677">
            <text:p>16.97</text:p>
          </table:table-cell>
          <table:table-cell office:value-type="string">
            <text:p>Gender.fctrM</text:p>
          </table:table-cell>
          <table:table-cell office:value-type="float" office:value="11.819197">
            <text:p>11.82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4" table:formula="of:=[.O26]/[.O54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office:value-type="string">
            <text:p>YOB.Age.fctr.L</text:p>
          </table:table-cell>
          <table:table-cell office:value-type="float" office:value="16.7832">
            <text:p>16.78</text:p>
          </table:table-cell>
          <table:table-cell office:value-type="string">
            <text:p>Q113181.fctrNo</text:p>
          </table:table-cell>
          <table:table-cell office:value-type="float" office:value="11.4636192">
            <text:p>11.46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24" table:formula="of:=[.O27]/[.O55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office:value-type="string">
            <text:p>Q115611.fctrNo</text:p>
          </table:table-cell>
          <table:table-cell office:value-type="float" office:value="15.93462">
            <text:p>15.93</text:p>
          </table:table-cell>
          <table:table-cell office:value-type="string">
            <text:p>Q119851.fctrNo</text:p>
          </table:table-cell>
          <table:table-cell office:value-type="float" office:value="11.0687511">
            <text:p>11.0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18534">
            <text:p>0.6219</text:p>
          </table:table-cell>
          <table:table-cell table:style-name="ce24" table:formula="of:=[.O28]/[.O56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office:value-type="string">
            <text:p>Q118232.fctrId</text:p>
          </table:table-cell>
          <table:table-cell office:value-type="float" office:value="15.69161">
            <text:p>15.69</text:p>
          </table:table-cell>
          <table:table-cell office:value-type="string">
            <text:p>Q118232.fctrId</text:p>
          </table:table-cell>
          <table:table-cell office:value-type="float" office:value="10.8720293">
            <text:p>10.8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290113">
            <text:p>0.6290</text:p>
          </table:table-cell>
          <table:table-cell table:style-name="ce24" table:formula="of:=[.O29]/[.O57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office:value-type="string">
            <text:p>Q120379.fctrYes</text:p>
          </table:table-cell>
          <table:table-cell office:value-type="float" office:value="15.41041">
            <text:p>15.41</text:p>
          </table:table-cell>
          <table:table-cell office:value-type="string">
            <text:p>Q101163.fctrDad</text:p>
          </table:table-cell>
          <table:table-cell office:value-type="float" office:value="10.2622333">
            <text:p>10.26</text:p>
          </table:table-cell>
          <table:table-cell table:number-columns-repeated="6"/>
          <table:table-cell/>
          <table:table-cell table:style-name="ce24" table:formula="of:=[.O30]/[.O5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office:value-type="string">
            <text:p>Q122771.fctrPt</text:p>
          </table:table-cell>
          <table:table-cell office:value-type="float" office:value="15.02455">
            <text:p>15.02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31]/[.O5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office:value-type="string">
            <text:p>Q119851.fctrNo</text:p>
          </table:table-cell>
          <table:table-cell office:value-type="float" office:value="14.85551">
            <text:p>14.86</text:p>
          </table:table-cell>
          <table:table-cell table:number-columns-repeated="8"/>
          <table:table-cell table:style-name="ce19"/>
          <table:table-cell table:style-name="ce24" table:formula="of:=[.O32]/[.O60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Edn.fctr^4</text:p>
          </table:table-cell>
          <table:table-cell office:value-type="float" office:value="14.601">
            <text:p>14.60</text:p>
          </table:table-cell>
          <table:table-cell table:number-columns-repeated="7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33]/[.O6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office:value-type="string">
            <text:p>Q101163.fctrDad</text:p>
          </table:table-cell>
          <table:table-cell office:value-type="float" office:value="14.59198">
            <text:p>14.59</text:p>
          </table:table-cell>
          <table:table-cell table:number-columns-repeated="7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34]/[.O62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9"/>
          <table:table-cell office:value-type="string">
            <text:p>Hhold.fctrSKy</text:p>
          </table:table-cell>
          <table:table-cell office:value-type="float" office:value="14.46184">
            <text:p>14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24" table:formula="of:=[.O35]/[.O63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office:value-type="string">
            <text:p>Q113181.fctrYes</text:p>
          </table:table-cell>
          <table:table-cell office:value-type="float" office:value="13.34329">
            <text:p>13.34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466">
            <text:p>0.5647</text:p>
          </table:table-cell>
          <table:table-cell table:style-name="ce24" table:formula="of:=[.O36]/[.O64]" office:value-type="percentage" office:value="1.00512656199936">
            <text:p>100.5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table:style-name="ce8"/>
          <table:table-cell office:value-type="string">
            <text:p>Q111220.fctrYes</text:p>
          </table:table-cell>
          <table:table-cell office:value-type="float" office:value="13.2553">
            <text:p>13.2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6" office:value-type="float" office:value="744">
            <text:p>744</text:p>
          </table:table-cell>
          <table:table-cell table:style-name="ce24" table:formula="of:=[.O37]/[.O65]" office:value-type="percentage" office:value="1.07514450867052">
            <text:p>107.51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4">
          <table:table-cell table:number-columns-repeated="4"/>
          <table:table-cell office:value-type="string">
            <text:p>Q100689.fctrYes</text:p>
          </table:table-cell>
          <table:table-cell office:value-type="float" office:value="12.51301">
            <text:p>12.51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6609">
            <text:p>0.5661</text:p>
          </table:table-cell>
          <table:table-cell table:style-name="ce24" table:formula="of:=[.O38]/[.O66]" office:value-type="percentage" office:value="1.00253249743208">
            <text:p>100.25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4">
          <table:table-cell table:number-columns-repeated="4"/>
          <table:table-cell office:value-type="string">
            <text:p>Q110740.fctrPC</text:p>
          </table:table-cell>
          <table:table-cell office:value-type="float" office:value="12.43709">
            <text:p>12.4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6" office:value-type="float" office:value="744">
            <text:p>744</text:p>
          </table:table-cell>
          <table:table-cell table:style-name="ce24" table:formula="of:=[.O39]/[.O67]" office:value-type="percentage" office:value="1.07514450867052">
            <text:p>107.51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4">
          <table:table-cell table:number-columns-repeated="4"/>
          <table:table-cell office:value-type="string">
            <text:p>Q113181.fctrNo</text:p>
          </table:table-cell>
          <table:table-cell office:value-type="float" office:value="12.37742">
            <text:p>12.38</text:p>
          </table:table-cell>
          <table:table-cell table:number-columns-repeated="11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6:.K40])" office:value-type="float" office:value="505.82202">
            <text:p>505.82</text:p>
          </table:table-cell>
          <table:table-cell table:style-name="ce16" table:formula="of:=SUM([.L16:.L40])" office:value-type="float" office:value="2483.26667">
            <text:p>2,483.27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41]/[.K97]" office:value-type="percentage" office:value="0.918668316860706">
            <text:p>91.87%</text:p>
          </table:table-cell>
          <table:table-cell table:style-name="ce17" table:formula="of:=[.L41]/[.L97]" office:value-type="percentage" office:value="0.930073611971691">
            <text:p>93.01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Votes_Q1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39736">
            <text:p>4.44</text:p>
          </table:table-cell>
          <table:table-cell office:value-type="float" office:value="29.02325">
            <text:p>29.02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6">
            <text:p>466.0000</text:p>
          </table:table-cell>
          <table:table-cell table:style-name="ce24" table:formula="of:=[.O44]/[.O72]" office:value-type="percentage" office:value="0.792517006802721">
            <text:p>79.25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4">
          <table:table-cell/>
          <table:table-cell table:style-name="ce4" table:formula="of:=[.K69]/[.B12]" office:value-type="percentage" office:value="0.91275344324175">
            <text:p>91.28%</text:p>
          </table:table-cell>
          <table:table-cell table:style-name="ce4" table:formula="of:=[.L69]/[.C12]" office:value-type="percentage" office:value="0.917341946613351">
            <text:p>91.73%</text:p>
          </table:table-cell>
          <table:table-cell office:value-type="string">
            <text:p>Added Q1*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75241">
            <text:p>14.28</text:p>
          </table:table-cell>
          <table:table-cell office:value-type="float" office:value="71.20685">
            <text:p>71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24" table:formula="of:=[.O45]/[.O73]" office:value-type="percentage" office:value="16">
            <text:p>16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office:value-type="float" office:value="66.66565">
            <text:p>66.67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/>
          <table:table-cell office:value-type="string">
            <text:p>N</text:p>
          </table:table-cell>
          <table:table-cell office:value-type="float" office:value="37.875827">
            <text:p>37.88</text:p>
          </table:table-cell>
          <table:table-cell office:value-type="float" office:value="210.90124">
            <text:p>210.90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46]/[.O74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Q109244.fctrNo</text:p>
          </table:table-cell>
          <table:table-cell office:value-type="float" office:value="46.04154">
            <text:p>46.04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/>
          <table:table-cell office:value-type="string">
            <text:p>SKn</text:p>
          </table:table-cell>
          <table:table-cell office:value-type="float" office:value="232.827797">
            <text:p>232.83</text:p>
          </table:table-cell>
          <table:table-cell office:value-type="float" office:value="1104.95451">
            <text:p>1,104.9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1">
            <text:p>1,191.0000</text:p>
          </table:table-cell>
          <table:table-cell table:style-name="ce24" table:formula="of:=[.O47]/[.O75]" office:value-type="percentage" office:value="0.888143176733781">
            <text:p>88.8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15611.fctrYes</text:p>
          </table:table-cell>
          <table:table-cell office:value-type="float" office:value="42.3576">
            <text:p>42.36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/>
          <table:table-cell office:value-type="string">
            <text:p>MKn</text:p>
          </table:table-cell>
          <table:table-cell office:value-type="float" office:value="61.957461">
            <text:p>61.96</text:p>
          </table:table-cell>
          <table:table-cell office:value-type="float" office:value="294.14171">
            <text:p>294.1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1">
            <text:p>201.0000</text:p>
          </table:table-cell>
          <table:table-cell table:style-name="ce24" table:formula="of:=[.O48]/[.O76]" office:value-type="percentage" office:value="3.94117647058824">
            <text:p>394.12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13181.fctrYes</text:p>
          </table:table-cell>
          <table:table-cell office:value-type="float" office:value="25.05557">
            <text:p>25.06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/>
          <table:table-cell office:value-type="string">
            <text:p>SKy</text:p>
          </table:table-cell>
          <table:table-cell office:value-type="float" office:value="23.920386">
            <text:p>23.92</text:p>
          </table:table-cell>
          <table:table-cell office:value-type="float" office:value="88.27741">
            <text:p>88.2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4" table:formula="of:=[.O49]/[.O77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13181.fctrNo</text:p>
          </table:table-cell>
          <table:table-cell office:value-type="float" office:value="23.63294">
            <text:p>23.63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/>
          <table:table-cell office:value-type="string">
            <text:p>MKy</text:p>
          </table:table-cell>
          <table:table-cell office:value-type="float" office:value="132.600733">
            <text:p>132.60</text:p>
          </table:table-cell>
          <table:table-cell office:value-type="float" office:value="715.28313">
            <text:p>715.28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24" table:formula="of:=[.O50]/[.O78]" office:value-type="percentage" office:value="1.15716364676733">
            <text:p>115.72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Hhold.fctrMKy</text:p>
          </table:table-cell>
          <table:table-cell office:value-type="float" office:value="18.9961">
            <text:p>19.00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7291">
            <text:p>0.3187</text:p>
          </table:table-cell>
          <table:table-cell table:style-name="ce24" table:formula="of:=[.O51]/[.O79]" office:value-type="percentage" office:value="0.736809777800587">
            <text:p>73.6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6881.fctrRight</text:p>
          </table:table-cell>
          <table:table-cell office:value-type="float" office:value="16.79152">
            <text:p>16.79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4" table:formula="of:=[.O52]/[.O80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5611.fctrNo</text:p>
          </table:table-cell>
          <table:table-cell office:value-type="float" office:value="16.73937">
            <text:p>16.74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4" table:formula="of:=[.O53]/[.O81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.L</text:p>
          </table:table-cell>
          <table:table-cell office:value-type="float" office:value="16.3653">
            <text:p>16.37</text:p>
          </table:table-cell>
          <table:table-cell table:number-columns-repeated="7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4" table:formula="of:=[.O54]/[.O82]" office:value-type="percentage" office:value="0.857142857142857">
            <text:p>85.7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6.1089">
            <text:p>16.11</text:p>
          </table:table-cell>
          <table:table-cell table:number-columns-repeated="7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24" table:formula="of:=[.O55]/[.O83]" office:value-type="percentage" office:value="1.17358477966537">
            <text:p>117.36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22771.fctrPt</text:p>
          </table:table-cell>
          <table:table-cell office:value-type="float" office:value="16.01287">
            <text:p>16.01</text:p>
          </table:table-cell>
          <table:table-cell table:number-columns-repeated="7"/>
          <table:table-cell office:value-type="string">
            <text:p>max.Accuracy.fit:glb_sel_mdl</text:p>
          </table:table-cell>
          <table:table-cell office:value-type="float" office:value="0.6218534">
            <text:p>0.6219</text:p>
          </table:table-cell>
          <table:table-cell table:style-name="ce24" table:formula="of:=[.O56]/[.O84]" office:value-type="percentage" office:value="1.10096785850042">
            <text:p>110.1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^4</text:p>
          </table:table-cell>
          <table:table-cell office:value-type="float" office:value="14.72729">
            <text:p>14.73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6290113">
            <text:p>0.6290</text:p>
          </table:table-cell>
          <table:table-cell table:style-name="ce24" table:formula="of:=[.O57]/[.O85]" office:value-type="percentage" office:value="1.09929246334083">
            <text:p>109.93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SKy</text:p>
          </table:table-cell>
          <table:table-cell office:value-type="float" office:value="14.14766">
            <text:p>14.15</text:p>
          </table:table-cell>
          <table:table-cell table:number-columns-repeated="8"/>
          <table:table-cell/>
          <table:table-cell table:style-name="ce24" table:formula="of:=[.O58]/[.O86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9851.fctrNo</text:p>
          </table:table-cell>
          <table:table-cell office:value-type="float" office:value="13.90035">
            <text:p>13.90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59]/[.O87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1163.fctrMom</text:p>
          </table:table-cell>
          <table:table-cell office:value-type="float" office:value="13.86636">
            <text:p>13.87</text:p>
          </table:table-cell>
          <table:table-cell table:number-columns-repeated="8"/>
          <table:table-cell table:style-name="ce19"/>
          <table:table-cell table:style-name="ce24" table:formula="of:=[.O60]/[.O8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0689.fctrYes</text:p>
          </table:table-cell>
          <table:table-cell office:value-type="float" office:value="13.72184">
            <text:p>13.72</text:p>
          </table:table-cell>
          <table:table-cell table:number-columns-repeated="7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61]/[.O8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8232.fctrIdealist</text:p>
          </table:table-cell>
          <table:table-cell office:value-type="float" office:value="13.6243">
            <text:p>13.62</text:p>
          </table:table-cell>
          <table:table-cell table:number-columns-repeated="7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62]/[.O90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office:value-type="string">
            <text:p>Q120379.fctrYes</text:p>
          </table:table-cell>
          <table:table-cell office:value-type="float" office:value="13.46387">
            <text:p>13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24" table:formula="of:=[.O63]/[.O9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1220.fctrYes</text:p>
          </table:table-cell>
          <table:table-cell office:value-type="float" office:value="13.1107">
            <text:p>13.11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178">
            <text:p>0.5618</text:p>
          </table:table-cell>
          <table:table-cell table:style-name="ce24" table:formula="of:=[.O64]/[.O92]" office:value-type="percentage" office:value="1.20677951538065">
            <text:p>120.6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1163.fctrDad</text:p>
          </table:table-cell>
          <table:table-cell office:value-type="float" office:value="11.65703">
            <text:p>11.6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6" office:value-type="float" office:value="692">
            <text:p>692</text:p>
          </table:table-cell>
          <table:table-cell table:style-name="ce24" table:formula="of:=[.O65]/[.O93]" office:value-type="percentage" office:value="0.991404011461318">
            <text:p>99.14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1.64944">
            <text:p>11.65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6466">
            <text:p>0.5647</text:p>
          </table:table-cell>
          <table:table-cell table:style-name="ce24" table:formula="of:=[.O66]/[.O94]" office:value-type="percentage" office:value="1.18374876836964">
            <text:p>118.37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4"/>
          <table:table-cell office:value-type="string">
            <text:p>Q115899.fctrCircumstances</text:p>
          </table:table-cell>
          <table:table-cell office:value-type="float" office:value="11.14238">
            <text:p>11.1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6" office:value-type="float" office:value="692">
            <text:p>692</text:p>
          </table:table-cell>
          <table:table-cell table:style-name="ce24" table:formula="of:=[.O67]/[.O95]" office:value-type="percentage" office:value="0.991404011461318">
            <text:p>99.14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44:.K68])" office:value-type="float" office:value="507.897181">
            <text:p>507.90</text:p>
          </table:table-cell>
          <table:table-cell table:style-name="ce16" table:formula="of:=SUM([.L44:.L68])" office:value-type="float" office:value="2513.7881">
            <text:p>2,513.79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69]/[.K125]" office:value-type="percentage" office:value="0.923435209171617">
            <text:p>92.34%</text:p>
          </table:table-cell>
          <table:table-cell table:style-name="ce17" table:formula="of:=[.L69]/[.L125]" office:value-type="percentage" office:value="0.928504274661774">
            <text:p>92.85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Votes_Q12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531583">
            <text:p>4.53</text:p>
          </table:table-cell>
          <table:table-cell office:value-type="float" office:value="30.23993">
            <text:p>30.2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88">
            <text:p>588.0000</text:p>
          </table:table-cell>
          <table:table-cell table:style-name="ce24" table:formula="of:=[.O72]/[.O100]" office:value-type="percentage" office:value="0.993243243243243">
            <text:p>99.32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97]/[.B12]" office:value-type="percentage" office:value="0.989501986808761">
            <text:p>98.95%</text:p>
          </table:table-cell>
          <table:table-cell table:style-name="ce4" table:formula="of:=[.L97]/[.C12]" office:value-type="percentage" office:value="0.974335717650315">
            <text:p>97.43%</text:p>
          </table:table-cell>
          <table:table-cell office:value-type="string">
            <text:p>Added Q12*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6.836185">
            <text:p>146.84</text:p>
          </table:table-cell>
          <table:table-cell office:value-type="float" office:value="771.33065">
            <text:p>771.33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">
            <text:p>2.0000</text:p>
          </table:table-cell>
          <table:table-cell table:style-name="ce24" table:formula="of:=[.O73]/[.O10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Edn.fctr</text:p>
          </table:table-cell>
          <table:table-cell office:value-type="string">
            <text:p>Hhold.fctrMKy</text:p>
          </table:table-cell>
          <table:table-cell office:value-type="float" office:value="39.4812407">
            <text:p>39.48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/>
          <table:table-cell office:value-type="string">
            <text:p>MKn</text:p>
          </table:table-cell>
          <table:table-cell office:value-type="float" office:value="66.962716">
            <text:p>66.96</text:p>
          </table:table-cell>
          <table:table-cell office:value-type="float" office:value="317.22516">
            <text:p>317.23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74]/[.O102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37.9735395">
            <text:p>37.97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/>
          <table:table-cell office:value-type="string">
            <text:p>SKn</text:p>
          </table:table-cell>
          <table:table-cell office:value-type="float" office:value="251.43752">
            <text:p>251.44</text:p>
          </table:table-cell>
          <table:table-cell office:value-type="float" office:value="1166.01651">
            <text:p>1,166.02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41">
            <text:p>1,341.0000</text:p>
          </table:table-cell>
          <table:table-cell table:style-name="ce24" table:formula="of:=[.O75]/[.O103]" office:value-type="percentage" office:value="0.963362068965517">
            <text:p>96.34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21699.fctrNo</text:p>
          </table:table-cell>
          <table:table-cell office:value-type="float" office:value="20.9620573">
            <text:p>20.96</text:p>
          </table:table-cell>
          <table:table-cell office:value-type="string">
            <text:p>Q122771.fctrPt</text:p>
          </table:table-cell>
          <table:table-cell office:value-type="float" office:value="32.302247">
            <text:p>32.30</text:p>
          </table:table-cell>
          <table:table-cell/>
          <table:table-cell office:value-type="string">
            <text:p>N</text:p>
          </table:table-cell>
          <table:table-cell office:value-type="float" office:value="40.577874">
            <text:p>40.58</text:p>
          </table:table-cell>
          <table:table-cell office:value-type="float" office:value="219.21087">
            <text:p>219.21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51">
            <text:p>51.0000</text:p>
          </table:table-cell>
          <table:table-cell table:style-name="ce24" table:formula="of:=[.O76]/[.O104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20379.fctrYes</text:p>
          </table:table-cell>
          <table:table-cell office:value-type="float" office:value="20.5232351">
            <text:p>20.52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/>
          <table:table-cell office:value-type="string">
            <text:p>SKy</text:p>
          </table:table-cell>
          <table:table-cell office:value-type="float" office:value="25.846997">
            <text:p>25.85</text:p>
          </table:table-cell>
          <table:table-cell office:value-type="float" office:value="93.07221">
            <text:p>93.07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4" table:formula="of:=[.O77]/[.O105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22771.fctrPt</text:p>
          </table:table-cell>
          <table:table-cell office:value-type="float" office:value="12.5540839">
            <text:p>12.55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/>
          <table:table-cell office:value-type="string">
            <text:p>PKn</text:p>
          </table:table-cell>
          <table:table-cell office:value-type="float" office:value="14.410657">
            <text:p>14.41</text:p>
          </table:table-cell>
          <table:table-cell office:value-type="float" office:value="72.87255">
            <text:p>72.8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410666">
            <text:p>0.5411</text:p>
          </table:table-cell>
          <table:table-cell table:style-name="ce24" table:formula="of:=[.O78]/[.O106]" office:value-type="percentage" office:value="1.0187045781463">
            <text:p>101.87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Q120379.fctrNo</text:p>
          </table:table-cell>
          <table:table-cell office:value-type="float" office:value="12.1529816">
            <text:p>12.15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325799">
            <text:p>0.4326</text:p>
          </table:table-cell>
          <table:table-cell table:style-name="ce24" table:formula="of:=[.O79]/[.O107]" office:value-type="percentage" office:value="0.977683992697993">
            <text:p>97.77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^7</text:p>
          </table:table-cell>
          <table:table-cell office:value-type="float" office:value="11.7567265">
            <text:p>11.76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4" table:formula="of:=[.O80]/[.O108]" office:value-type="percentage" office:value="0.777777777777778">
            <text:p>77.7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4" table:formula="of:=[.O81]/[.O109]" office:value-type="percentage" office:value="0.857142857142857">
            <text:p>85.7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4" table:formula="of:=[.O82]/[.O110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32143">
            <text:p>0.4732</text:p>
          </table:table-cell>
          <table:table-cell table:style-name="ce24" table:formula="of:=[.O83]/[.O111]" office:value-type="percentage" office:value="1.00378784825528">
            <text:p>100.3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48243">
            <text:p>0.5648</text:p>
          </table:table-cell>
          <table:table-cell table:style-name="ce24" table:formula="of:=[.O84]/[.O112]" office:value-type="percentage" office:value="1.00319737645333">
            <text:p>100.32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5721965">
            <text:p>0.5722</text:p>
          </table:table-cell>
          <table:table-cell table:style-name="ce24" table:formula="of:=[.O85]/[.O113]" office:value-type="percentage" office:value="1.02300908466945">
            <text:p>102.3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6"/>
          <table:table-cell/>
          <table:table-cell table:style-name="ce24" table:formula="of:=[.O86]/[.O114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87]/[.O115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6"/>
          <table:table-cell table:style-name="ce19"/>
          <table:table-cell table:style-name="ce24" table:formula="of:=[.O88]/[.O116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Edn.fctr^4</text:p>
          </table:table-cell>
          <table:table-cell office:value-type="float" office:value="18.103445">
            <text:p>18.10</text:p>
          </table:table-cell>
          <table:table-cell table:number-columns-repeated="5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89]/[.O117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5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90]/[.O11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2"/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/>
          <table:table-cell table:style-name="Default"/>
          <table:table-cell table:number-columns-repeated="4"/>
          <table:table-cell/>
          <table:table-cell table:style-name="ce24" table:formula="of:=[.O91]/[.O11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float" office:value="0.46552">
            <text:p>0.4655</text:p>
          </table:table-cell>
          <table:table-cell table:style-name="ce24" table:formula="of:=[.O92]/[.O120]" office:value-type="percentage" office:value="1.00934498384684">
            <text:p>100.93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6" office:value-type="float" office:value="698">
            <text:p>698</text:p>
          </table:table-cell>
          <table:table-cell table:style-name="ce24" table:formula="of:=[.O93]/[.O12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6"/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47701">
            <text:p>0.4770</text:p>
          </table:table-cell>
          <table:table-cell table:style-name="ce24" table:formula="of:=[.O94]/[.O122]" office:value-type="percentage" office:value="1.03425771340604">
            <text:p>103.43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6"/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6" office:value-type="float" office:value="698">
            <text:p>698</text:p>
          </table:table-cell>
          <table:table-cell table:style-name="ce24" table:formula="of:=[.O95]/[.O123]" office:value-type="percentage" office:value="0">
            <text:p>#DIV/0!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6"/>
          <table:table-cell office:value-type="string">
            <text:p>Q120650.fctrYes</text:p>
          </table:table-cell>
          <table:table-cell office:value-type="float" office:value="12.998758">
            <text:p>13.00</text:p>
          </table:table-cell>
          <table:table-cell table:number-columns-repeated="9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/>
          <table:table-cell table:style-name="ce15" office:value-type="string">
            <text:p>Total</text:p>
          </table:table-cell>
          <table:table-cell table:style-name="ce16" table:formula="of:=SUM([.K72:.K96])" office:value-type="float" office:value="550.603532">
            <text:p>550.60</text:p>
          </table:table-cell>
          <table:table-cell table:style-name="ce16" table:formula="of:=SUM([.L72:.L96])" office:value-type="float" office:value="2669.96788">
            <text:p>2,669.97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2"/>
          <table:table-cell table:style-name="ce17" table:formula="of:=[.K97]/[.K153]" office:value-type="percentage" office:value="0.994011403147678">
            <text:p>99.40%</text:p>
          </table:table-cell>
          <table:table-cell table:style-name="ce17" table:formula="of:=[.L97]/[.L153]" office:value-type="percentage" office:value="0.980771951306812">
            <text:p>98.08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Votes_Edn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667194">
            <text:p>4.67</text:p>
          </table:table-cell>
          <table:table-cell office:value-type="float" office:value="29.83736">
            <text:p>29.8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2">
            <text:p>592.0000</text:p>
          </table:table-cell>
          <table:table-cell table:style-name="ce24" table:formula="of:=[.O100]/[.O128]" office:value-type="percentage" office:value="0.996632996632997">
            <text:p>99.66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125]/[.B12]" office:value-type="percentage" office:value="0.988432576726797">
            <text:p>98.84%</text:p>
          </table:table-cell>
          <table:table-cell table:style-name="ce4" table:formula="of:=[.L125]/[.C12]" office:value-type="percentage" office:value="0.987978161918006">
            <text:p>98.80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41.781743">
            <text:p>41.78</text:p>
          </table:table-cell>
          <table:table-cell office:value-type="float" office:value="223.20785">
            <text:p>223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4" table:formula="of:=[.O101]/[.O12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41.866817">
            <text:p>41.87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/>
          <table:table-cell office:value-type="string">
            <text:p>MKy</text:p>
          </table:table-cell>
          <table:table-cell office:value-type="float" office:value="147.302649">
            <text:p>147.30</text:p>
          </table:table-cell>
          <table:table-cell office:value-type="float" office:value="781.46499">
            <text:p>781.46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102]/[.O130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Hhold.fctrMKy</text:p>
          </table:table-cell>
          <table:table-cell office:value-type="float" office:value="39.090155">
            <text:p>39.09</text:p>
          </table:table-cell>
          <table:table-cell office:value-type="string">
            <text:p>Gender.fctrM</text:p>
          </table:table-cell>
          <table:table-cell office:value-type="float" office:value="44.301535">
            <text:p>44.30</text:p>
          </table:table-cell>
          <table:table-cell/>
          <table:table-cell office:value-type="string">
            <text:p>SKy</text:p>
          </table:table-cell>
          <table:table-cell office:value-type="float" office:value="26.100065">
            <text:p>26.10</text:p>
          </table:table-cell>
          <table:table-cell office:value-type="float" office:value="94.96232">
            <text:p>94.9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4" table:formula="of:=[.O103]/[.O131]" office:value-type="percentage" office:value="1.01310043668122">
            <text:p>101.3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YOB.Age.fctr.L</text:p>
          </table:table-cell>
          <table:table-cell office:value-type="float" office:value="37.534904">
            <text:p>37.53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/>
          <table:table-cell office:value-type="string">
            <text:p>MKn</text:p>
          </table:table-cell>
          <table:table-cell office:value-type="float" office:value="66.900097">
            <text:p>66.90</text:p>
          </table:table-cell>
          <table:table-cell office:value-type="float" office:value="321.24969">
            <text:p>321.2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4" table:formula="of:=[.O104]/[.O132]" office:value-type="percentage" office:value="0">
            <text:p>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Edn.fctr^7</text:p>
          </table:table-cell>
          <table:table-cell office:value-type="float" office:value="26.378912">
            <text:p>26.38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/>
          <table:table-cell office:value-type="string">
            <text:p>PKn</text:p>
          </table:table-cell>
          <table:table-cell office:value-type="float" office:value="14.649564">
            <text:p>14.65</text:p>
          </table:table-cell>
          <table:table-cell office:value-type="float" office:value="73.42601">
            <text:p>73.4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4" table:formula="of:=[.O105]/[.O133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Edn.fctr^4</text:p>
          </table:table-cell>
          <table:table-cell office:value-type="float" office:value="24.161305">
            <text:p>24.16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/>
          <table:table-cell office:value-type="string">
            <text:p>SKn</text:p>
          </table:table-cell>
          <table:table-cell office:value-type="float" office:value="248.607152">
            <text:p>248.61</text:p>
          </table:table-cell>
          <table:table-cell office:value-type="float" office:value="1183.20399">
            <text:p>1,183.20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31132">
            <text:p>0.5311</text:p>
          </table:table-cell>
          <table:table-cell table:style-name="ce24" table:formula="of:=[.O106]/[.O134]" office:value-type="percentage" office:value="1.0276244248378">
            <text:p>102.76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SKy</text:p>
          </table:table-cell>
          <table:table-cell office:value-type="float" office:value="21.317598">
            <text:p>21.32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424537">
            <text:p>0.4425</text:p>
          </table:table-cell>
          <table:table-cell table:style-name="ce24" table:formula="of:=[.O107]/[.O135]" office:value-type="percentage" office:value="1.0016809625837">
            <text:p>100.17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9.737518">
            <text:p>19.74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9">
            <text:p>0.9000</text:p>
          </table:table-cell>
          <table:table-cell table:style-name="ce24" table:formula="of:=[.O108]/[.O136]" office:value-type="percentage" office:value="1.28571428571429">
            <text:p>128.57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4</text:p>
          </table:table-cell>
          <table:table-cell office:value-type="float" office:value="13.069366">
            <text:p>13.07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4" table:formula="of:=[.O109]/[.O137]" office:value-type="percentage" office:value="1.16666666666667">
            <text:p>116.67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SKn</text:p>
          </table:table-cell>
          <table:table-cell office:value-type="float" office:value="12.779136">
            <text:p>12.78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4" table:formula="of:=[.O110]/[.O138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8</text:p>
          </table:table-cell>
          <table:table-cell office:value-type="float" office:value="12.186236">
            <text:p>12.19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14286">
            <text:p>0.4714</text:p>
          </table:table-cell>
          <table:table-cell table:style-name="ce24" table:formula="of:=[.O111]/[.O139]" office:value-type="percentage" office:value="1.0038022506036">
            <text:p>100.3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.L</text:p>
          </table:table-cell>
          <table:table-cell office:value-type="float" office:value="11.940077">
            <text:p>11.94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30241">
            <text:p>0.5630</text:p>
          </table:table-cell>
          <table:table-cell table:style-name="ce24" table:formula="of:=[.O112]/[.O140]" office:value-type="percentage" office:value="1.00886057032765">
            <text:p>100.89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.Q</text:p>
          </table:table-cell>
          <table:table-cell office:value-type="float" office:value="11.654845">
            <text:p>11.65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5593269">
            <text:p>0.5593</text:p>
          </table:table-cell>
          <table:table-cell table:style-name="ce24" table:formula="of:=[.O113]/[.O141]" office:value-type="percentage" office:value="0.996588279167425">
            <text:p>99.66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6</text:p>
          </table:table-cell>
          <table:table-cell office:value-type="float" office:value="10.714301">
            <text:p>10.71</text:p>
          </table:table-cell>
          <table:table-cell table:number-columns-repeated="8"/>
          <table:table-cell/>
          <table:table-cell table:style-name="ce24" table:formula="of:=[.O114]/[.O142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Q</text:p>
          </table:table-cell>
          <table:table-cell office:value-type="float" office:value="10.282452">
            <text:p>10.28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115]/[.O143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4" table:formula="of:=[.O116]/[.O144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117]/[.O145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118]/[.O146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4" table:formula="of:=[.O119]/[.O147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4" table:formula="of:=[.O120]/[.O148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4" table:formula="of:=[.O121]/[.O14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4" table:formula="of:=[.O122]/[.O150]" office:value-type="percentage" office:value="0.990741536346451">
            <text:p>99.07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/>
          <table:table-cell table:style-name="ce24" table:formula="of:=[.O123]/[.O151]" office:value-type="percentage" office:value="0">
            <text:p>0.00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00:.K124])" office:value-type="float" office:value="550.008464">
            <text:p>550.01</text:p>
          </table:table-cell>
          <table:table-cell table:style-name="ce16" table:formula="of:=SUM([.L100:.L124])" office:value-type="float" office:value="2707.35221">
            <text:p>2,707.35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Votes_Hhold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8409">
            <text:p>4.48</text:p>
          </table:table-cell>
          <table:table-cell office:value-type="float" office:value="30.111">
            <text:p>30.1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4">
            <text:p>594.0000</text:p>
          </table:table-cell>
          <table:table-cell table:style-name="ce24" table:formula="of:=[.O128]/[.O156]" office:value-type="percentage" office:value="1.00507614213198">
            <text:p>100.51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153]/[.B12]" office:value-type="percentage" office:value="0.995463415887749">
            <text:p>99.55%</text:p>
          </table:table-cell>
          <table:table-cell table:style-name="ce4" table:formula="of:=[.L153]/[.C12]" office:value-type="percentage" office:value="0.993437583886935">
            <text:p>99.34%</text:p>
          </table:table-cell>
          <table:table-cell office:value-type="string">
            <text:p>Added Hhold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7.99114">
            <text:p>147.99</text:p>
          </table:table-cell>
          <table:table-cell office:value-type="float" office:value="786.75636">
            <text:p>786.7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4" table:formula="of:=[.O129]/[.O157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Gender.fctrM</text:p>
          </table:table-cell>
          <table:table-cell office:value-type="float" office:value="54.69569">
            <text:p>54.70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/>
          <table:table-cell office:value-type="string">
            <text:p>N</text:p>
          </table:table-cell>
          <table:table-cell office:value-type="float" office:value="41.07521">
            <text:p>41.08</text:p>
          </table:table-cell>
          <table:table-cell office:value-type="float" office:value="223.26005">
            <text:p>223.26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130]/[.O15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Hhold.fctrMKy</text:p>
          </table:table-cell>
          <table:table-cell office:value-type="float" office:value="41.14175">
            <text:p>41.14</text:p>
          </table:table-cell>
          <table:table-cell office:value-type="string">
            <text:p>Gender.fctrM</text:p>
          </table:table-cell>
          <table:table-cell office:value-type="float" office:value="37.29871">
            <text:p>37.30</text:p>
          </table:table-cell>
          <table:table-cell/>
          <table:table-cell office:value-type="string">
            <text:p>SKy</text:p>
          </table:table-cell>
          <table:table-cell office:value-type="float" office:value="26.22211">
            <text:p>26.22</text:p>
          </table:table-cell>
          <table:table-cell office:value-type="float" office:value="96.15326">
            <text:p>96.1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74">
            <text:p>1,374.0000</text:p>
          </table:table-cell>
          <table:table-cell table:style-name="ce24" table:formula="of:=[.O131]/[.O159]" office:value-type="percentage" office:value="0.987068965517241">
            <text:p>98.7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/>
          <table:table-cell office:value-type="string">
            <text:p>SKn</text:p>
          </table:table-cell>
          <table:table-cell office:value-type="float" office:value="252.59011">
            <text:p>252.59</text:p>
          </table:table-cell>
          <table:table-cell office:value-type="float" office:value="1189.13447">
            <text:p>1,189.13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18">
            <text:p>18.0000</text:p>
          </table:table-cell>
          <table:table-cell table:style-name="ce24" table:formula="of:=[.O132]/[.O160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/>
          <table:table-cell office:value-type="string">
            <text:p>MKn</text:p>
          </table:table-cell>
          <table:table-cell office:value-type="float" office:value="67.00962">
            <text:p>67.01</text:p>
          </table:table-cell>
          <table:table-cell office:value-type="float" office:value="321.82418">
            <text:p>321.8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4" table:formula="of:=[.O133]/[.O16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Default"/>
          <table:table-cell table:number-columns-repeated="2"/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/>
          <table:table-cell office:value-type="string">
            <text:p>PKn</text:p>
          </table:table-cell>
          <table:table-cell office:value-type="float" office:value="14.54846">
            <text:p>14.55</text:p>
          </table:table-cell>
          <table:table-cell office:value-type="float" office:value="75.07332">
            <text:p>75.0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168542">
            <text:p>0.5169</text:p>
          </table:table-cell>
          <table:table-cell table:style-name="ce24" table:formula="of:=[.O134]/[.O162]" office:value-type="percentage" office:value="1.03513958398882">
            <text:p>103.5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417112">
            <text:p>0.4417</text:p>
          </table:table-cell>
          <table:table-cell table:style-name="ce24" table:formula="of:=[.O135]/[.O163]" office:value-type="percentage" office:value="0.871978725600958">
            <text:p>87.2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4" table:formula="of:=[.O136]/[.O164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4" table:formula="of:=[.O137]/[.O165]" office:value-type="percentage" office:value="0.857142857142857">
            <text:p>85.7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4" table:formula="of:=[.O138]/[.O166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6429">
            <text:p>0.4696</text:p>
          </table:table-cell>
          <table:table-cell table:style-name="ce24" table:formula="of:=[.O139]/[.O167]" office:value-type="percentage" office:value="0.998326637687512">
            <text:p>99.83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80792">
            <text:p>0.5581</text:p>
          </table:table-cell>
          <table:table-cell table:style-name="ce24" table:formula="of:=[.O140]/[.O168]" office:value-type="percentage" office:value="0.997544565413818">
            <text:p>99.75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612417">
            <text:p>0.5612</text:p>
          </table:table-cell>
          <table:table-cell table:style-name="ce24" table:formula="of:=[.O141]/[.O169]" office:value-type="percentage" office:value="1.02581828610052">
            <text:p>102.5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4" table:formula="of:=[.O142]/[.O170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143]/[.O17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4" table:formula="of:=[.O144]/[.O172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145]/[.O173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146]/[.O174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4" table:formula="of:=[.O147]/[.O175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4" table:formula="of:=[.O148]/[.O176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4" table:formula="of:=[.O149]/[.O177]" office:value-type="percentage" office:value="0">
            <text:p>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552">
            <text:p>0.4655</text:p>
          </table:table-cell>
          <table:table-cell table:style-name="ce24" table:formula="of:=[.O150]/[.O178]" office:value-type="percentage" office:value="1.00934498384684">
            <text:p>100.93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678">
            <text:p>678</text:p>
          </table:table-cell>
          <table:table-cell table:style-name="ce24" table:formula="of:=[.O151]/[.O179]" office:value-type="percentage" office:value="2">
            <text:p>200.00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28:.K152])" office:value-type="float" office:value="553.92074">
            <text:p>553.92</text:p>
          </table:table-cell>
          <table:table-cell table:style-name="ce16" table:formula="of:=SUM([.L128:.L152])" office:value-type="float" office:value="2722.31264">
            <text:p>2,722.31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Votes_Incom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6.10528">
            <text:p>336.11</text:p>
          </table:table-cell>
          <table:table-cell office:value-type="float" office:value="1660.23197">
            <text:p>1,660.23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4" table:formula="of:=[.O156]/[.O184]" office:value-type="percentage" office:value="1">
            <text:p>100.00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181]/[.B12]" office:value-type="percentage" office:value="1.00033377955885">
            <text:p>100.03%</text:p>
          </table:table-cell>
          <table:table-cell table:style-name="ce4" table:formula="of:=[.L181]/[.C12]" office:value-type="percentage" office:value="1.00118175572008">
            <text:p>100.12%</text:p>
          </table:table-cell>
          <table:table-cell office:value-type="string">
            <text:p>Added Income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3919">
            <text:p>12.44</text:p>
          </table:table-cell>
          <table:table-cell office:value-type="float" office:value="55.78403">
            <text:p>55.7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4" table:formula="of:=[.O157]/[.O185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Gender.fctr</text:p>
          </table:table-cell>
          <table:table-cell office:value-type="string">
            <text:p>YOB.Age.fctr^8</text:p>
          </table:table-cell>
          <table:table-cell office:value-type="float" office:value="46.5496">
            <text:p>46.55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/>
          <table:table-cell office:value-type="string">
            <text:p>F</text:p>
          </table:table-cell>
          <table:table-cell office:value-type="float" office:value="208.08636">
            <text:p>208.09</text:p>
          </table:table-cell>
          <table:table-cell office:value-type="float" office:value="1027.51796">
            <text:p>1,027.52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158]/[.O186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45.76022">
            <text:p>45.76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4" table:formula="of:=[.O159]/[.O187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Income.fctr.Q</text:p>
          </table:table-cell>
          <table:table-cell office:value-type="float" office:value="36.15421">
            <text:p>36.15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4" table:formula="of:=[.O160]/[.O18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27.35876">
            <text:p>27.36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4" table:formula="of:=[.O161]/[.O18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7</text:p>
          </table:table-cell>
          <table:table-cell office:value-type="float" office:value="26.88924">
            <text:p>26.89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4993087">
            <text:p>0.4993</text:p>
          </table:table-cell>
          <table:table-cell table:style-name="ce24" table:formula="of:=[.O162]/[.O190]" office:value-type="percentage" office:value="0.981889537090314">
            <text:p>98.19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6</text:p>
          </table:table-cell>
          <table:table-cell office:value-type="float" office:value="23.43049">
            <text:p>23.43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065619">
            <text:p>0.5066</text:p>
          </table:table-cell>
          <table:table-cell table:style-name="ce24" table:formula="of:=[.O163]/[.O191]" office:value-type="percentage" office:value="1.01617292848923">
            <text:p>101.62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4" table:formula="of:=[.O164]/[.O192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4" table:formula="of:=[.O165]/[.O193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4" table:formula="of:=[.O166]/[.O194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4" table:formula="of:=[.O167]/[.O195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94529">
            <text:p>0.5595</text:p>
          </table:table-cell>
          <table:table-cell table:style-name="ce24" table:formula="of:=[.O168]/[.O196]" office:value-type="percentage" office:value="0.989941909671122">
            <text:p>98.99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471161">
            <text:p>0.5471</text:p>
          </table:table-cell>
          <table:table-cell table:style-name="ce24" table:formula="of:=[.O169]/[.O197]" office:value-type="percentage" office:value="0.994562153760856">
            <text:p>99.46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4" table:formula="of:=[.O170]/[.O19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171]/[.O19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4" table:formula="of:=[.O172]/[.O200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173]/[.O20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174]/[.O202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4" table:formula="of:=[.O175]/[.O203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4" table:formula="of:=[.O176]/[.O204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4" table:formula="of:=[.O177]/[.O205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4" table:formula="of:=[.O178]/[.O206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4" table:formula="of:=[.O179]/[.O207]" office:value-type="percentage" office:value="1">
            <text:p>100.00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56:.K180])" office:value-type="float" office:value="556.63083">
            <text:p>556.63</text:p>
          </table:table-cell>
          <table:table-cell table:style-name="ce16" table:formula="of:=SUM([.L156:.L180])" office:value-type="float" office:value="2743.53396">
            <text:p>2,743.53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Votes_Gender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5.7465">
            <text:p>335.75</text:p>
          </table:table-cell>
          <table:table-cell office:value-type="float" office:value="1658.78155">
            <text:p>1,658.7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4" table:formula="of:=[.O184]/[.O213]" office:value-type="percentage" office:value="0.991610738255034">
            <text:p>99.16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209]/[.B12]" office:value-type="percentage" office:value="1">
            <text:p>100.00%</text:p>
          </table:table-cell>
          <table:table-cell table:style-name="ce4" table:formula="of:=[.L209]/[.C12]" office:value-type="percentage" office:value="1">
            <text:p>100.00%</text:p>
          </table:table-cell>
          <table:table-cell office:value-type="string">
            <text:p>GlbFeatsCategory:Gender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223">
            <text:p>12.42</text:p>
          </table:table-cell>
          <table:table-cell office:value-type="float" office:value="55.79735">
            <text:p>55.8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4" table:formula="of:=[.O185]/[.O214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YOB.Age.fctr(35,40]</text:p>
          </table:table-cell>
          <table:table-cell office:value-type="float" office:value="63.00637">
            <text:p>63.01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/>
          <table:table-cell office:value-type="string">
            <text:p>F</text:p>
          </table:table-cell>
          <table:table-cell office:value-type="float" office:value="208.2763">
            <text:p>208.28</text:p>
          </table:table-cell>
          <table:table-cell office:value-type="float" office:value="1025.7167">
            <text:p>1,025.72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186]/[.O215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Gender.fctrF</text:p>
          </table:table-cell>
          <table:table-cell office:value-type="float" office:value="61.13097">
            <text:p>61.13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4" table:formula="of:=[.O187]/[.O216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Default"/>
          <table:table-cell office:value-type="string">
            <text:p>YOB.Age.fctr(30,35]</text:p>
          </table:table-cell>
          <table:table-cell office:value-type="float" office:value="50.19803">
            <text:p>50.20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4" table:formula="of:=[.O188]/[.O217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65,90]</text:p>
          </table:table-cell>
          <table:table-cell office:value-type="float" office:value="29.71975">
            <text:p>29.72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18.43062">
            <text:p>18.43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5085182">
            <text:p>0.5085</text:p>
          </table:table-cell>
          <table:table-cell table:style-name="ce24" table:formula="of:=[.O190]/[.O219]" office:value-type="percentage" office:value="1.0170364">
            <text:p>101.7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20,25]</text:p>
          </table:table-cell>
          <table:table-cell office:value-type="float" office:value="10.8794">
            <text:p>10.88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984997">
            <text:p>0.4985</text:p>
          </table:table-cell>
          <table:table-cell table:style-name="ce24" table:formula="of:=[.O191]/[.O220]" office:value-type="percentage" office:value="0.998204832155311">
            <text:p>99.82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4" table:formula="of:=[.O192]/[.O221]" office:value-type="percentage" office:value="0.7">
            <text:p>7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4" table:formula="of:=[.O193]/[.O222]" office:value-type="percentage" office:value="0.7">
            <text:p>7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4" table:formula="of:=[.O194]/[.O223]" office:value-type="percentage" office:value="0.7">
            <text:p>7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4" table:formula="of:=[.O195]/[.O224]" office:value-type="percentage" office:value="1.00144587269551">
            <text:p>100.14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651371">
            <text:p>0.5651</text:p>
          </table:table-cell>
          <table:table-cell table:style-name="ce24" table:formula="of:=[.O196]/[.O225]" office:value-type="percentage" office:value="1.07649508894454">
            <text:p>107.65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501075">
            <text:p>0.5501</text:p>
          </table:table-cell>
          <table:table-cell table:style-name="ce24" table:formula="of:=[.O197]/[.O226]" office:value-type="percentage" office:value="1.04301837553003">
            <text:p>104.3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199]/[.O22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201]/[.O230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202]/[.O23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4" table:formula="of:=[.O204]/[.O233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4" table:formula="of:=[.O205]/[.O234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4" table:formula="of:=[.O206]/[.O235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4" table:formula="of:=[.O207]/[.O236]" office:value-type="percentage" office:value="1">
            <text:p>100.00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84:.K208])" office:value-type="float" office:value="556.4451">
            <text:p>556.45</text:p>
          </table:table-cell>
          <table:table-cell table:style-name="ce16" table:formula="of:=SUM([.L184:.L208])" office:value-type="float" office:value="2740.2956">
            <text:p>2,740.3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 table:number-rows-repeated="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Votes_YOB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(30,35]</text:p>
          </table:table-cell>
          <table:table-cell office:value-type="float" office:value="49.95418">
            <text:p>49.95</text:p>
          </table:table-cell>
          <table:table-cell office:value-type="float" office:value="285.0504">
            <text:p>285.0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6">
            <text:p>596.0000</text:p>
          </table:table-cell>
          <table:table-cell table:style-name="ce24" table:formula="of:=[.O213]/[.O241]" office:value-type="percentage" office:value="1.00846023688663">
            <text:p>100.85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238]/[.B12]" office:value-type="percentage" office:value="1.00591652258237">
            <text:p>100.59%</text:p>
          </table:table-cell>
          <table:table-cell table:style-name="ce4" table:formula="of:=[.L238]/[.C12]" office:value-type="percentage" office:value="1.0110688788465">
            <text:p>101.11%</text:p>
          </table:table-cell>
          <table:table-cell office:value-type="string">
            <text:p>GlbFeatsCategory:YOB.Age.fctr</text:p>
          </table:table-cell>
          <table:table-cell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15,20]</text:p>
          </table:table-cell>
          <table:table-cell office:value-type="float" office:value="96.777">
            <text:p>96.78</text:p>
          </table:table-cell>
          <table:table-cell office:value-type="float" office:value="377.8209">
            <text:p>377.82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4" table:formula="of:=[.O214]/[.O242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YOB.Age.fctr(65,90]</text:p>
          </table:table-cell>
          <table:table-cell office:value-type="float" office:value="67.88624">
            <text:p>67.89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/>
          <table:table-cell office:value-type="string">
            <text:p>(50,65]</text:p>
          </table:table-cell>
          <table:table-cell office:value-type="float" office:value="29.41077">
            <text:p>29.41</text:p>
          </table:table-cell>
          <table:table-cell office:value-type="float" office:value="339.4045">
            <text:p>339.40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215]/[.O243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30,35]</text:p>
          </table:table-cell>
          <table:table-cell office:value-type="float" office:value="62.33358">
            <text:p>62.33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/>
          <table:table-cell office:value-type="string">
            <text:p>(25,30]</text:p>
          </table:table-cell>
          <table:table-cell office:value-type="float" office:value="54.82155">
            <text:p>54.82</text:p>
          </table:table-cell>
          <table:table-cell office:value-type="float" office:value="331.8715">
            <text:p>331.87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4" table:formula="of:=[.O216]/[.O244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31.49143">
            <text:p>31.49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/>
          <table:table-cell office:value-type="string">
            <text:p>(20,25]</text:p>
          </table:table-cell>
          <table:table-cell office:value-type="float" office:value="68.76206">
            <text:p>68.76</text:p>
          </table:table-cell>
          <table:table-cell office:value-type="float" office:value="431.616">
            <text:p>431.62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4" table:formula="of:=[.O217]/[.O245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40,50]</text:p>
          </table:table-cell>
          <table:table-cell office:value-type="float" office:value="65.76206">
            <text:p>65.76</text:p>
          </table:table-cell>
          <table:table-cell office:value-type="float" office:value="430.5293">
            <text:p>430.5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NA</text:p>
          </table:table-cell>
          <table:table-cell office:value-type="float" office:value="73.23232">
            <text:p>73.23</text:p>
          </table:table-cell>
          <table:table-cell office:value-type="float" office:value="176.0559">
            <text:p>176.06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4" table:formula="of:=[.O219]/[.O247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65,90]</text:p>
          </table:table-cell>
          <table:table-cell office:value-type="float" office:value="34.23159">
            <text:p>34.23</text:p>
          </table:table-cell>
          <table:table-cell office:value-type="float" office:value="140.0883">
            <text:p>140.09</text:p>
          </table:table-cell>
          <table:table-cell/>
          <table:table-cell office:value-type="string">
            <text:p>max.AUCROCR.OOB:glb_sel_mdl</text:p>
          </table:table-cell>
          <table:table-cell office:value-type="float" office:value="0.4993962">
            <text:p>0.4994</text:p>
          </table:table-cell>
          <table:table-cell table:style-name="ce24" table:formula="of:=[.O220]/[.O248]" office:value-type="percentage" office:value="1.01681835238745">
            <text:p>101.6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35,40]</text:p>
          </table:table-cell>
          <table:table-cell office:value-type="float" office:value="86.78579">
            <text:p>86.79</text:p>
          </table:table-cell>
          <table:table-cell office:value-type="float" office:value="258.1908">
            <text:p>258.19</text:p>
          </table:table-cell>
          <table:table-cell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4" table:formula="of:=[.O221]/[.O249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4" table:formula="of:=[.O222]/[.O250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4" table:formula="of:=[.O223]/[.O251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7509">
            <text:p>0.4698</text:p>
          </table:table-cell>
          <table:table-cell table:style-name="ce24" table:formula="of:=[.O224]/[.O252]" office:value-type="percentage" office:value="0.999565277711578">
            <text:p>99.96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249788">
            <text:p>0.5250</text:p>
          </table:table-cell>
          <table:table-cell table:style-name="ce24" table:formula="of:=[.O225]/[.O253]" office:value-type="percentage" office:value="0.990283885298991">
            <text:p>99.03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74188">
            <text:p>0.5274</text:p>
          </table:table-cell>
          <table:table-cell table:style-name="ce24" table:formula="of:=[.O226]/[.O254]" office:value-type="percentage" office:value="0.995705629765138">
            <text:p>99.57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228]/[.O256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230]/[.O25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231]/[.O25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4" table:formula="of:=[.O233]/[.O261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4" table:formula="of:=[.O234]/[.O262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4" table:formula="of:=[.O235]/[.O263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4" table:formula="of:=[.O236]/[.O264]" office:value-type="percentage" office:value="1">
            <text:p>100.00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13:.K237])" office:value-type="float" office:value="559.73732">
            <text:p>559.74</text:p>
          </table:table-cell>
          <table:table-cell table:style-name="ce16" table:formula="of:=SUM([.L213:.L237])" office:value-type="float" office:value="2770.6276">
            <text:p>2,770.63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Baselin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555.2957647">
            <text:p>555.30</text:p>
          </table:table-cell>
          <table:table-cell office:value-type="float" office:value="2772.5424799">
            <text:p>2,772.5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5"/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266]/[.B12]" office:value-type="percentage" office:value="0.997934503691379">
            <text:p>99.79%</text:p>
          </table:table-cell>
          <table:table-cell table:style-name="ce4" table:formula="of:=[.L266]/[.C12]" office:value-type="percentage" office:value="1.01176766473661">
            <text:p>101.18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rnorm</text:p>
          </table:table-cell>
          <table:table-cell table:style-name="ce12" office:value-type="float" office:value="0">
            <text:p>0.00</text:p>
          </table:table-cell>
          <table:table-cell table:number-columns-repeated="5"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.pos</text:p>
          </table:table-cell>
          <table:table-cell office:value-type="float" office:value="0.2472607">
            <text:p>0.25</text:p>
          </table:table-cell>
          <table:table-cell office:value-type="string">
            <text:p>.pos</text:p>
          </table:table-cell>
          <table:table-cell office:value-type="float" office:value="100">
            <text:p>100.00</text:p>
          </table:table-cell>
          <table:table-cell table:number-columns-repeated="5"/>
          <table:table-cell office:value-type="string">
            <text:p>OOBobs errors</text:p>
          </table:table-cell>
          <table:table-cell table:style-name="ce23"/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911361">
            <text:p>0.4911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301296">
            <text:p>0.5301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96935">
            <text:p>0.5297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5"/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41:.K265])" office:value-type="float" office:value="555.2957647">
            <text:p>555.30</text:p>
          </table:table-cell>
          <table:table-cell table:style-name="ce16" table:formula="of:=SUM([.L241:.L265])" office:value-type="float" office:value="2772.5424799">
            <text:p>2,772.54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 table:number-rows-repeated="1048308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1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7"/>
          <table:table-cell office:value-type="string">
            <text:p>All.X..rcv.glmnet.imp</text:p>
          </table:table-cell>
          <table:table-cell office:value-type="string">
            <text:p>Final..rcv.glmnet.imp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5.0504">
            <text:p>285.0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7.8209">
            <text:p>377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9.4045">
            <text:p>339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31.8715">
            <text:p>331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31.616">
            <text:p>43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30.5293">
            <text:p>430.5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6.0559">
            <text:p>176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40.0883">
            <text:p>140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8.1908">
            <text:p>258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5,30]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29.2528">
            <text:p>429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2.7068">
            <text:p>282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25.9732">
            <text:p>425.9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27.2738">
            <text:p>327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6.9182">
            <text:p>256.9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39.0894">
            <text:p>139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1.3954">
            <text:p>371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5.1924">
            <text:p>335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2.4936">
            <text:p>172.4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58.78155">
            <text:p>1658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9735">
            <text:p>55.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5.7167">
            <text:p>1025.7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60.23197">
            <text:p>1660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8403">
            <text:p>55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7.51796">
            <text:p>1027.5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7.29871">
            <text:p>37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111">
            <text:p>30.1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6.75636">
            <text:p>786.7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6005">
            <text:p>223.2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6.15326">
            <text:p>96.1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9.13447">
            <text:p>1189.1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82418">
            <text:p>321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5.07332">
            <text:p>75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44.301535">
            <text:p>44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83736">
            <text:p>29.8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0785">
            <text:p>223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1.46499">
            <text:p>781.4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4.96232">
            <text:p>94.9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24969">
            <text:p>321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3.42601">
            <text:p>73.4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3.20399">
            <text:p>1183.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32.302247">
            <text:p>32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8.103445">
            <text:p>18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650.fctrYes</text:p>
          </table:table-cell>
          <table:table-cell office:value-type="float" office:value="12.998758">
            <text:p>1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</text:p>
          </table:table-cell>
          <table:table-cell office:value-type="float" office:value="10.941509">
            <text:p>10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700.fctrYes</text:p>
          </table:table-cell>
          <table:table-cell office:value-type="float" office:value="10.466401">
            <text:p>10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No</text:p>
          </table:table-cell>
          <table:table-cell office:value-type="float" office:value="9.371709">
            <text:p>9.3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23993">
            <text:p>30.2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71.33065">
            <text:p>771.3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17.22516">
            <text:p>317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66.01651">
            <text:p>1166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19.21087">
            <text:p>219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3.07221">
            <text:p>93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2.87255">
            <text:p>72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8.283933">
            <text:p>8.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7.188095">
            <text:p>7.1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ealist</text:p>
          </table:table-cell>
          <table:table-cell office:value-type="float" office:value="6.922227">
            <text:p>6.9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6.360349">
            <text:p>6.3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6.301296">
            <text:p>6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5.622551">
            <text:p>5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5.479312">
            <text:p>5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ircumstances</text:p>
          </table:table-cell>
          <table:table-cell office:value-type="float" office:value="3.518482">
            <text:p>3.5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3.511826">
            <text:p>3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.941569">
            <text:p>2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1.810172">
            <text:p>1.8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389.fctrNo</text:p>
          </table:table-cell>
          <table:table-cell office:value-type="float" office:value="0.439339">
            <text:p>0.4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Ya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02325">
            <text:p>29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1.20685">
            <text:p>71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10.90124">
            <text:p>210.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04.95451">
            <text:p>1104.9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94.14171">
            <text:p>294.1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8.27741">
            <text:p>88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15.28313">
            <text:p>715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1.1135979">
            <text:p>41.1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8.5639836">
            <text:p>3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5.9448112">
            <text:p>35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0.9612021">
            <text:p>30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0.5482906">
            <text:p>20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8.011248">
            <text:p>18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5145602">
            <text:p>15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6199445">
            <text:p>14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1.819197">
            <text:p>11.8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1.4636192">
            <text:p>11.4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1.0687511">
            <text:p>11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0.8720293">
            <text:p>10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2622333">
            <text:p>10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9.7198751">
            <text:p>9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9.1538254">
            <text:p>9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8.700537">
            <text:p>8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8.5254872">
            <text:p>8.5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7.8080557">
            <text:p>7.8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7.7413099">
            <text:p>7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7.0997165">
            <text:p>7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6.7052356">
            <text:p>6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6.097245">
            <text:p>6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s</text:p>
          </table:table-cell>
          <table:table-cell office:value-type="float" office:value="5.4716495">
            <text:p>5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No</text:p>
          </table:table-cell>
          <table:table-cell office:value-type="float" office:value="4.0427224">
            <text:p>4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2.0532717">
            <text:p>2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390.fctrNo</text:p>
          </table:table-cell>
          <table:table-cell office:value-type="float" office:value="1.0445476">
            <text:p>1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0.2579574">
            <text:p>0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Yes</text:p>
          </table:table-cell>
          <table:table-cell office:value-type="float" office:value="0.1522855">
            <text:p>0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Y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00365">
            <text:p>2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0.27487">
            <text:p>70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8.0169">
            <text:p>208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093.06362">
            <text:p>1093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89.98913">
            <text:p>289.9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6.84782">
            <text:p>86.8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06.07068">
            <text:p>706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19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  <table:database-ranges>
        <table:database-range table:target-range-address="stage.B222:stage.C25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5/28/2016</text:date>, <text:time>04:0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6_Classic_Edition$Unix OpenOffice.org_project/Patch 0</meta:generator>
    <dc:date>2016-05-28T04:08:48</dc:date>
    <dc:creator>Balaji Iyengar</dc:creator>
    <meta:editing-duration>PT1712H04M10S</meta:editing-duration>
    <meta:editing-cycles>581</meta:editing-cycles>
    <meta:document-statistic meta:table-count="3" meta:cell-count="2099" meta:object-count="0"/>
    <meta:user-defined meta:name=""/>
  </office:meta>
</office:document-meta>
</file>